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a080" officeooo:paragraph-rsid="000dca6a"/>
    </style:style>
    <style:style style:name="P2" style:family="paragraph" style:parent-style-name="Standard">
      <style:text-properties officeooo:rsid="000dca6a" officeooo:paragraph-rsid="000dca6a"/>
    </style:style>
    <style:style style:name="P3" style:family="paragraph" style:parent-style-name="Standard">
      <style:paragraph-properties fo:text-align="start" style:justify-single-word="false"/>
      <style:text-properties officeooo:rsid="000dca6a" officeooo:paragraph-rsid="000dca6a"/>
    </style:style>
    <style:style style:name="P4" style:family="paragraph" style:parent-style-name="Standard">
      <style:text-properties officeooo:rsid="000f615d" officeooo:paragraph-rsid="000f615d"/>
    </style:style>
    <style:style style:name="P5" style:family="paragraph" style:parent-style-name="Standard">
      <style:text-properties style:text-underline-style="solid" style:text-underline-width="auto" style:text-underline-color="font-color" officeooo:rsid="000f615d" officeooo:paragraph-rsid="000f615d"/>
    </style:style>
    <style:style style:name="P6" style:family="paragraph" style:parent-style-name="Standard">
      <style:text-properties style:text-underline-style="solid" style:text-underline-width="auto" style:text-underline-color="font-color" officeooo:rsid="000dca6a" officeooo:paragraph-rsid="000dca6a"/>
    </style:style>
    <style:style style:name="P7" style:family="paragraph" style:parent-style-name="Standard">
      <style:text-properties officeooo:rsid="000ca080" officeooo:paragraph-rsid="000dca6a" fo:background-color="#99ffff"/>
    </style:style>
    <style:style style:name="P8" style:family="paragraph" style:parent-style-name="Standard">
      <style:paragraph-properties fo:text-align="start" style:justify-single-word="false"/>
      <style:text-properties officeooo:rsid="000dca6a" officeooo:paragraph-rsid="000dca6a" fo:background-color="#99ffff"/>
    </style:style>
    <style:style style:name="P9" style:family="paragraph" style:parent-style-name="Standard">
      <style:text-properties officeooo:rsid="000f615d" officeooo:paragraph-rsid="000f615d" fo:background-color="#99ffff"/>
    </style:style>
    <style:style style:name="P10" style:family="paragraph" style:parent-style-name="Standard">
      <style:text-properties officeooo:rsid="000dca6a" officeooo:paragraph-rsid="000dca6a"/>
    </style:style>
    <style:style style:name="P11" style:family="paragraph" style:parent-style-name="Standard">
      <style:text-properties officeooo:rsid="0010f636" officeooo:paragraph-rsid="0010f636"/>
    </style:style>
    <style:style style:name="P12" style:family="paragraph" style:parent-style-name="Standard">
      <style:text-properties officeooo:rsid="0010f636" officeooo:paragraph-rsid="0010f636" fo:background-color="#99ffff"/>
    </style:style>
    <style:style style:name="T1" style:family="text">
      <style:text-properties officeooo:rsid="000dca6a"/>
    </style:style>
    <style:style style:name="T2" style:family="text">
      <style:text-properties fo:background-color="#99ff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Fonction à rentrer dans un script Lua pour faire la connexion :</text:p>
      <text:p text:style-name="P11"/>
      <text:p text:style-name="P12">simExtRemoteApiStart(19999)</text:p>
      <text:p text:style-name="P2"/>
      <text:p text:style-name="P2">Fonction python pour contrôler le robot.</text:p>
      <text:p text:style-name="P1"/>
      <text:p text:style-name="P6">Permet d'obtenir un « handle » :</text:p>
      <text:p text:style-name="P2"/>
      <text:p text:style-name="P7">errorCode,sensor_handle=vrep.simxGetObjectHandle(clientID,'ePuck_proxSensor<text:span text:style-name="T1">1'</text:span>,vrep.simx_opmode_oneshot_wait)</text:p>
      <text:p text:style-name="P1"/>
      <text:p text:style-name="P1"/>
      <text:p text:style-name="P6">Premier appel d'un capteur de proximité :</text:p>
      <text:p text:style-name="P2"><text:s text:c="8"/><text:span text:style-name="T2">errorCode,detectionState,detectedPoint,detectedObjectHandle,detectedSurfaceNormalVector=vrep.simxReadProximitySensor(clientID,sensor_handle,vrep.simx_opmode_streaming) </text:span></text:p>
      <text:p text:style-name="P2"/>
      <text:p text:style-name="P6">Appels suivant :</text:p>
      <text:p text:style-name="P3"/>
      <text:p text:style-name="P8">errorCode,detectionState,detectedPoint,detectedObjectHandle,detectedSurfaceNormalVector=vrep.simxReadProximitySensor(clientID,sensor_h[x-1],vrep.simx_opmode_buffer) </text:p>
      <text:p text:style-name="P2"/>
      <text:p text:style-name="P5">Changer la valeur des moteurs :</text:p>
      <text:p text:style-name="P4"/>
      <text:p text:style-name="P9">errorCode=vrep.simxSetJointTargetVelocity(clientID,left_motor_handle,vl, vrep.simx_opmode_streaming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9T14:33:37.984699209</meta:creation-date>
    <dc:date>2015-07-30T09:55:04.223962552</dc:date>
    <meta:editing-duration>PT4M40S</meta:editing-duration>
    <meta:editing-cycles>2</meta:editing-cycles>
    <meta:generator>LibreOffice/4.4.2.2$Linux_x86 LibreOffice_project/40m0$Build-2</meta:generator>
    <meta:document-statistic meta:table-count="0" meta:image-count="0" meta:object-count="0" meta:page-count="1" meta:paragraph-count="11" meta:word-count="47" meta:character-count="799" meta:non-whitespace-character-count="753"/>
  </office:meta>
</office:document-meta>
</file>